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huur door de woonmaatschappij Tuinwijk</text:p>
      <text:p text:style-name="Standard">Er is een samenwerkingsovereenkomst met de woonmaatschappij Tuinwijk, waarbij sociale verhuur via Tuinwijk (doorverhuren van <text:span text:style-name="T1">particuliere huurwoningen</text:span> aan de doelgroep sociaal wonen) gekoppeld is aan een kwaliteitsonderzoek en een conformiteitsattest.</text:p>
      <text:p text:style-name="Standard">Dit wordt uitgebreid naar alle sociale huurwoningen, ongeacht of de woonmaatschappij ze heeft ingehuurd of dat ze haar eigendom zijn.</text:p>
      <text:p text:style-name="Standard">De overgrote meerderheid van de sociale huurders van een ingehuurde private huurwoning heeft recht op huursubsidie. Eén van de vereisten daarbij is dat de woning conform 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c De Groote</meta:initial-creator>
    <meta:creation-date>2025-11-02T15:50:05.470677142</meta:creation-date>
    <dc:date>2025-11-02T15:52:25.915284965</dc:date>
    <dc:creator>Eric De Groote</dc:creator>
    <meta:editing-duration>PT2M21S</meta:editing-duration>
    <meta:editing-cycles>1</meta:editing-cycles>
    <meta:document-statistic meta:table-count="0" meta:image-count="0" meta:object-count="0" meta:page-count="1" meta:paragraph-count="4" meta:word-count="82" meta:character-count="598" meta:non-whitespace-character-count="520"/>
    <meta:generator>LibreOffice/25.2.6.2$Linux_X86_64 LibreOffice_project/520$Build-2</meta:generator>
  </office:meta>
</office:document-meta>
</file>